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Menlo" fo:font-size="12.6pt" fo:color="#000000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ama : Khairul Huda</text:p>
      <text:p text:style-name="P2">Email : Khrlhda1@gmail.com</text:p>
      <text:p text:style-name="P2">Alamat : Jalan Padat Karya Gg Musola Al umaroh no 10 Rt 04 Rw 06 Kec. Cipayung, Kota Depok, Jawa Barat</text:p>
      <text:p text:style-name="P2">Akun Github : khairulhuda</text:p>
      <text:p text:style-name="P2">Akun Telegram : Khrlhda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